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52915"/>
    </style:style>
    <style:style style:name="P2" style:family="paragraph" style:parent-style-name="Standard">
      <style:text-properties officeooo:rsid="00052915" officeooo:paragraph-rsid="00052915"/>
    </style:style>
    <style:style style:name="P3" style:family="paragraph" style:parent-style-name="Standard">
      <style:text-properties officeooo:rsid="0005f2e4" officeooo:paragraph-rsid="0005f2e4"/>
    </style:style>
    <style:style style:name="P4" style:family="paragraph" style:parent-style-name="Standard">
      <style:text-properties officeooo:rsid="000764ec" officeooo:paragraph-rsid="000764ec"/>
    </style:style>
    <style:style style:name="P5" style:family="paragraph" style:parent-style-name="Standard">
      <style:text-properties officeooo:rsid="0008d373" officeooo:paragraph-rsid="0008d373"/>
    </style:style>
    <style:style style:name="P6" style:family="paragraph" style:parent-style-name="Standard">
      <style:text-properties style:text-position="0% 100%" style:text-underline-style="solid" style:text-underline-width="auto" style:text-underline-color="font-color" officeooo:rsid="0008d373" officeooo:paragraph-rsid="0008d373"/>
    </style:style>
    <style:style style:name="T1" style:family="text">
      <style:text-properties officeooo:rsid="00052915"/>
    </style:style>
    <style:style style:name="T2" style:family="text">
      <style:text-properties style:text-underline-style="none" officeooo:rsid="00052915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ara uso en Linux los adaptadores GPIB/USB requieren actualizar el firmware </text:span>82357A and 82357B,<text:span text:style-name="T1">es un firmware que limita los dispositivos a</text:span></text:p>
      <text:p text:style-name="P2">No pueden ejecutarse como dispositivos, deben ser controlador de sistema.</text:p>
      <text:p text:style-name="P2">No se les puede asignar una dirección secundaria.</text:p>
      <text:p text:style-name="P2">Linux GPIB: <text:a xlink:type="simple" xlink:href="http://linux-gpib.sourceforge.net/doc_html/x263.html#AGILENT-82357A" text:style-name="Internet_20_link" text:visited-style-name="Visited_20_Internet_20_Link">http://linux-gpib.sourceforge.net/doc_html/x263.html#AGILENT-82357A</text:a></text:p>
      <text:p text:style-name="P3">Soporte de USB 2.0 en Virtual Box, se debe instalar Virtual Box <text:span text:style-name="T3">Extension</text:span> Pack.</text:p>
      <text:p text:style-name="P4">Receta para actualizar firmware <text:a xlink:type="simple" xlink:href="http://www.linuxquestions.org/questions/linux-software-2/how-to-enable-agilent-82357a-usb-gpib-dongle-and-remain-sane-4175498814/" text:style-name="Internet_20_link" text:visited-style-name="Visited_20_Internet_20_Link">http://www.linuxquestions.org/questions/linux-software-2/how-to-enable-agilent-82357a-usb-gpib-dongle-and-remain-sane-4175498814/</text:a></text:p>
      <text:p text:style-name="P4">esta receta no funciono (29/3/2017).</text:p>
      <text:p text:style-name="P5">Aca driver 82357b <text:a xlink:type="simple" xlink:href="https://gist.github.com/turingbirds/6eb05c9267a6437183a9567700e8581a" text:style-name="Internet_20_link" text:visited-style-name="Visited_20_Internet_20_Link">https://gist.github.com/turingbirds/6eb05c9267a6437183a9567700e8581</text:a><text:a xlink:type="simple" xlink:href="https://gist.github.com/turingbirds/6eb05c9267a6437183a9567700e8581a" text:style-name="Internet_20_link" text:visited-style-name="Visited_20_Internet_20_Link"><text:span text:style-name="T4">a</text:span></text:a></text:p>
      <text:p text:style-name="P6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9:50:32.417366916</meta:creation-date>
    <dc:date>2017-03-29T13:02:05.633244125</dc:date>
    <meta:editing-duration>PT3H11M4S</meta:editing-duration>
    <meta:editing-cycles>6</meta:editing-cycles>
    <meta:generator>LibreOffice/5.2.6.2$Linux_X86_64 LibreOffice_project/a3100ed2409ebf1c212f5048fbe377c281438fdc</meta:generator>
    <meta:document-statistic meta:table-count="0" meta:image-count="0" meta:object-count="0" meta:page-count="1" meta:paragraph-count="8" meta:word-count="70" meta:character-count="701" meta:non-whitespace-character-count="639"/>
  </office:meta>
</office:document-meta>
</file>